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6" style:parent-style-name="Standardnípísmoodstavce" style:family="text">
      <style:text-properties fo:font-weight="bold" style:font-weight-asian="bold"/>
    </style:style>
    <style:style style:name="P17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8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1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2" style:parent-style-name="Standardnípísmoodstavce" style:family="text">
      <style:text-properties fo:font-weight="bold" style:font-weight-asian="bold"/>
    </style:style>
    <style:style style:name="P23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4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5" style:parent-style-name="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P26" style:parent-style-name="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  <style:style style:name="P27" style:parent-style-name="Normální" style:family="paragraph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4">
            <text:p text:style-name="Normální"/>
            <text:p text:style-name="Normální"/>
            <text:p text:style-name="Normální"><text:bookmark-start text:name="Text14"/><text:bookmark-start text:name="Text2"/>K106 21/2020<text:bookmark-end text:name="Text14"/></text:p>
            <text:p text:style-name="Normální">KVOP-9869/2020<text:bookmark-end text:name="Text2"/></text:p>
            <text:p text:style-name="Normální"><text:bookmark-start text:name="Text6"/>09. 03. 2020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J. K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/>
      <text:h text:style-name="Nadpis1" text:outline-level="1">Sdělení o poskytnutí<text:s/>informace</text:h>
      <text:p text:style-name="Základnítext">Vážený pane K.,</text:p>
      <text:p text:style-name="Základnítext">dne 2. března 2020 byla do Kanceláře veřejného ochránce práv doručena Vaše žádost, kterou na základě zákona č. 106/1999 Sb., o svobodném přístupu k informacím, ve znění pozdějších předpisů, žádáte o poskytnutí těchto informací - zaslání výročních zpráv z dohledové činnosti nad výkonem trestu odnětí svobody a nad výkonem ochranného léčení psychiatrického a sexuologického, a to za rok 2016, 2017, 2018 a 2019.</text:p>
      <text:p text:style-name="Základnítext">Ve smyslu zákona o svobodném přístupu k informacím<text:s/><text:span text:style-name="Silné">poskytuji tyto</text:span><text:span text:style-name="T16"><text:s/></text:span><text:span text:style-name="Silné">info</text:span><text:span text:style-name="Silné">rmace:</text:span></text:p>
      <text:list text:style-name="LFO3" text:continue-numbering="true">
        <text:list-item>
          <text:p text:style-name="P17"><text:span text:style-name="Silné">výroční zprávu o činnosti národního preventivního mechanismu za rok 2016,</text:span></text:p>
        </text:list-item>
        <text:list-item>
          <text:p text:style-name="P18"><text:span text:style-name="Silné">výroční zprávu o činnosti národního preventivního mechanismu za rok 2017,</text:span></text:p>
        </text:list-item>
        <text:list-item>
          <text:p text:style-name="P19"><text:span text:style-name="Silné">výroční zprávu o činnosti národního preventivního mechanismu za rok 2018,</text:span></text:p>
        </text:list-item>
        <text:list-item>
          <text:p text:style-name="P20"><text:span text:style-name="Silné">zprávu z návštěv<text:s/></text:span><text:span text:style-name="Silné">psychiatrických nemocnic se zaměřením na </text:span>ochranné léčení, omezovací prostředky a další témata z roku 2019,</text:p>
        </text:list-item>
        <text:list-item>
          <text:p text:style-name="P21"><text:span text:style-name="T22">sborník stanovisek veřejného ochránce práv</text:span><text:s/>– vězeňství II z roku 2019.</text:p>
        </text:list-item>
      </text:list>
      <text:p text:style-name="Základnítext">Požadovanou výroční zprávu za rok 2019 z dohledové činnosti nad místy, kde je<text:s/>omezována osobní svoboda, Kancelář veřejného ochránce práv doposud nevydala. O této části žádosti o informace bude rozhodnuto samostatně.</text:p>
      <text:p text:style-name="Základnítext">Vydání výroční zprávu za rok 2019 z dohledové činnosti nad místy, kde je omezována osobní svoboda, je možné očekávat v měsíci dubnu 2020.</text:p>
      <text:p text:style-name="Základnítext"/>
      <text:p text:style-name="Základnítext">S pozdravem</text:p>
      <text:p text:style-name="podpis"/>
      <text:p text:style-name="podpis">JUDr. Pavel Pořízek, Ph.D.</text:p>
      <text:p text:style-name="podpis">vedoucí Kanceláře veřejného ochránce práv</text:p>
      <text:p text:style-name="Příloha"/>
      <text:p text:style-name="Příloha"/>
      <text:p text:style-name="Příloha"/>
      <text:p text:style-name="Příloha"/>
      <text:p text:style-name="Příloha">Přílohy</text:p>
      <text:p text:style-name="P23"><text:span text:style-name="Silné">Výroční zpráva o činnosti národního preventivního mechanismu za rok 2016</text:span></text:p>
      <text:p text:style-name="P24"><text:span text:style-name="Silné">Výroční zpráva o činnosti národního preventivního mechanismu za rok<text:s/></text:span><text:span text:style-name="Silné">2017</text:span></text:p>
      <text:p text:style-name="P25"><text:span text:style-name="Silné">Výroční zpráva o činnosti národního preventivního mechanismu za rok 2018</text:span></text:p>
      <text:p text:style-name="P26"><text:span text:style-name="Silné">Zpráva z návštěv psychiatrických nemocnic se zaměřením na </text:span>ochranné léčení, omezovací prostředky a další témata z roku 2019</text:p>
      <text:p text:style-name="P27">Sborník stanovisek veřejného ochránce práv – vězeňství<text:s/>II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P11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P13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/text:p>
        <text:p text:style-name="P11"/>
        <text:p text:style-name="P12"/>
        <text:p text:style-name="P13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Kubikova</dc:creator>
    <meta:creation-date>2020-03-26T12:50:00Z</meta:creation-date>
    <dc:date>2020-03-31T09:09:00Z</dc:date>
    <meta:print-date>2016-06-27T08:08:00Z</meta:print-date>
    <meta:template xlink:href="KVOP_dopis%20vedoucího" xlink:type="simple"/>
    <meta:editing-cycles>3</meta:editing-cycles>
    <meta:editing-duration>PT1140S</meta:editing-duration>
    <meta:user-defined meta:name="ContentTypeId">0x010100D3A71DC738674B4893D02C4CA0E22FAC</meta:user-defined>
    <meta:document-statistic meta:page-count="2" meta:paragraph-count="3" meta:word-count="277" meta:character-count="1915" meta:row-count="13" meta:non-whitespace-character-count="1641"/>
  </office:meta>
</office:document-meta>
</file>